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c853" officeooo:paragraph-rsid="0007c8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><text:tab/>Research Context</text:p>
      <text:p text:style-name="P1"><text:tab/><text:tab/>Short history of javascript</text:p>
      <text:p text:style-name="P1"><text:tab/><text:tab/>What are security policies</text:p>
      <text:p text:style-name="P1"><text:tab/><text:tab/>Proxy</text:p>
      <text:p text:style-name="P1"><text:tab/><text:tab/>Javascript scoping or how javascripts handles object sharing</text:p>
      <text:p text:style-name="P1"><text:tab/>Problem statement</text:p>
      <text:p text:style-name="P1"><text:tab/><text:tab/>Why do we need policies<text:tab/><text:tab/></text:p>
      <text:p text:style-name="P1"><text:tab/><text:tab/>No easy way to express policies</text:p>
      <text:p text:style-name="P1"><text:tab/><text:tab/>Enforcement using proxy</text:p>
      <text:p text:style-name="P1"><text:tab/>Approach</text:p>
      <text:p text:style-name="P1"><text:tab/>Contributions</text:p>
      <text:p text:style-name="P1"><text:tab/>RoadMap</text:p>
      <text:p text:style-name="P1"/>
      <text:p text:style-name="P1">Context</text:p>
      <text:p text:style-name="P1"><text:tab/>Javascript in a nutshell (reflective, harmony, SES,strict mode)</text:p>
      <text:p text:style-name="P1"><text:tab/>Object-capability language</text:p>
      <text:p text:style-name="P1"><text:tab/>What are policies</text:p>
      <text:p text:style-name="P1"><text:tab/><text:tab/>Access controll access</text:p>
      <text:p text:style-name="P1"><text:tab/><text:tab/>Creation policy</text:p>
      <text:p text:style-name="P1"><text:tab/><text:tab/>Border policy</text:p>
      <text:p text:style-name="P1"><text:tab/></text:p>
      <text:p text:style-name="P1"><text:tab/></text:p>
      <text:p text:style-name="P1">Related Work</text:p>
      <text:p text:style-name="P1"><text:tab/>enforcement papers</text:p>
      <text:p text:style-name="P1"><text:tab/><text:tab/>Caja</text:p>
      <text:p text:style-name="P1"><text:tab/><text:tab/>Jsand</text:p>
      <text:p text:style-name="P1"><text:tab/><text:tab/>WebJail</text:p>
      <text:p text:style-name="P1"><text:tab/>Policy Papers</text:p>
      <text:p text:style-name="P1"><text:tab/><text:tab/>LightWeight self protecting &amp; Safe Wrappers and Sane Policies for Self Protecting JavaScript</text:p>
      <text:p text:style-name="P1"><text:tab/><text:tab/>(The Need for Capability Policies Position) </text:p>
      <text:p text:style-name="P1"><text:tab/></text:p>
      <text:p text:style-name="P1"><text:tab/>Both</text:p>
      <text:p text:style-name="P1"><text:tab/><text:tab/>A two tier implementation</text:p>
      <text:p text:style-name="P1"><text:tab/><text:tab/>AdJail</text:p>
      <text:p text:style-name="P1"><text:tab/><text:tab/>Conscript</text:p>
      <text:p text:style-name="P1"><text:tab/><text:tab/>Object view</text:p>
      <text:p text:style-name="P1"><text:tab/><text:tab/>BrowserShield</text:p>
      <text:p text:style-name="P1"/>
      <text:p text:style-name="P1"><text:tab/><text:tab/></text:p>
      <text:p text:style-name="P1">Implementation</text:p>
      <text:p text:style-name="P1"/>
      <text:p text:style-name="P1">case study</text:p>
      <text:p text:style-name="P1"/>
      <text:p text:style-name="P1">conclusion future work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4:22:00.170271551</meta:creation-date>
    <dc:date>2016-05-04T14:33:14.936399370</dc:date>
    <meta:editing-duration>PT1M4S</meta:editing-duration>
    <meta:editing-cycles>1</meta:editing-cycles>
    <meta:document-statistic meta:table-count="0" meta:image-count="0" meta:object-count="0" meta:page-count="1" meta:paragraph-count="41" meta:word-count="104" meta:character-count="798" meta:non-whitespace-character-count="672"/>
    <meta:generator>LibreOffice/5.1.1.2$Linux_X86_64 LibreOffice_project/10m0$Build-2</meta:generator>
  </office:meta>
</office:document-meta>
</file>